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2.33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3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2.1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96cm" fo:min-width="2.396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/>
    </style:style>
    <style:style style:name="P6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cm" svg:height="2.4cm" svg:x="7.9cm" svg:y="4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cm" svg:height="1.8cm" svg:x="7.7cm" svg:y="9cm">
          <text:p text:style-name="P2"><text:span text:style-name="T1">wynik = 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1cm" svg:y1="7.3cm" svg:x2="9.91cm" svg:y2="9cm">
          <text:p/>
        </draw:line>
        <draw:line draw:style-name="gr3" draw:text-style-name="P3" draw:layer="layout" svg:x1="9.9cm" svg:y1="10.8cm" svg:x2="9.9cm" svg:y2="13.2cm">
          <text:p/>
        </draw:line>
        <draw:custom-shape draw:style-name="gr4" draw:text-style-name="P2" draw:layer="layout" svg:width="5.3cm" svg:height="3.5cm" svg:x="7.3cm" svg:y="13.2cm">
          <text:p text:style-name="P2"><text:span text:style-name="T1">wynik &lt;= 7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4cm" svg:y1="15cm" svg:x2="4cm" svg:y2="17.5cm">
          <text:p/>
        </draw:line>
        <draw:line draw:style-name="gr5" draw:text-style-name="P3" draw:layer="layout" svg:x1="4cm" svg:y1="15cm" svg:x2="7.3cm" svg:y2="15cm">
          <text:p/>
        </draw:line>
        <draw:line draw:style-name="gr5" draw:text-style-name="P3" draw:layer="layout" svg:x1="12.6cm" svg:y1="15cm" svg:x2="16.1cm" svg:y2="15cm">
          <text:p/>
        </draw:line>
        <draw:line draw:style-name="gr3" draw:text-style-name="P3" draw:layer="layout" svg:x1="16.1cm" svg:y1="15cm" svg:x2="16.1cm" svg:y2="17.5cm">
          <text:p/>
        </draw:line>
        <draw:custom-shape draw:style-name="gr6" draw:text-style-name="P4" draw:layer="layout" svg:width="4.6cm" svg:height="1.5cm" svg:x="1.6cm" svg:y="17.5cm">
          <text:p text:style-name="P4"><text:span text:style-name="T2">Wypisz wynik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6cm" svg:height="1.5cm" svg:x="13.4cm" svg:y="17.5cm">
          <text:p text:style-name="P5">Pobierz liczb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cm" svg:y1="19cm" svg:x2="4cm" svg:y2="21.5cm">
          <text:p/>
        </draw:line>
        <draw:custom-shape draw:style-name="gr1" draw:text-style-name="P1" draw:layer="layout" svg:width="4cm" svg:height="2.4cm" svg:x="2cm" svg:y="21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cm" svg:y1="19cm" svg:x2="16cm" svg:y2="21.5cm">
          <text:p/>
        </draw:line>
        <draw:custom-shape draw:style-name="gr7" draw:text-style-name="P2" draw:layer="layout" svg:width="5.4cm" svg:height="1.8cm" svg:x="13.4cm" svg:y="21.4cm">
          <text:p text:style-name="P2"><text:span text:style-name="T1">wynik = wynik + liczb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8cm" svg:y1="22.5cm" svg:x2="19.6cm" svg:y2="22.5cm">
          <text:p/>
        </draw:line>
        <draw:line draw:style-name="gr5" draw:text-style-name="P3" draw:layer="layout" svg:x1="19.6cm" svg:y1="22.5cm" svg:x2="19.6cm" svg:y2="12.2cm">
          <text:p/>
        </draw:line>
        <draw:line draw:style-name="gr3" draw:text-style-name="P3" draw:layer="layout" svg:x1="19.6cm" svg:y1="12.23cm" svg:x2="9.936cm" svg:y2="12.3cm">
          <text:p/>
        </draw:line>
        <draw:frame draw:style-name="gr8" draw:text-style-name="P6" draw:layer="layout" svg:width="17.3cm" svg:height="2.384cm" svg:x="2.2cm" svg:y="1.5cm">
          <draw:text-box>
            <text:p><text:span text:style-name="T3">Program pobiera liczby od użytkownika, aż do momentu, gdy ich suma przekroczy wartość 75 po czym wyświetla ją.</text:span></text:p>
          </draw:text-box>
        </draw:frame>
        <draw:frame draw:style-name="gr9" draw:text-style-name="P6" draw:layer="layout" svg:width="2.2cm" svg:height="1.3cm" svg:x="5cm" svg:y="13.7cm">
          <draw:text-box>
            <text:p>Nie</text:p>
          </draw:text-box>
        </draw:frame>
        <draw:frame draw:style-name="gr9" draw:text-style-name="P6" draw:layer="layout" svg:width="2.6cm" svg:height="1.3cm" svg:x="13.6cm" svg:y="13.6cm">
          <draw:text-box>
            <text:p>Ta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01:08:28.721000000</meta:creation-date>
    <dc:date>2018-10-12T01:25:22.012000000</dc:date>
    <meta:editing-duration>PT2M48S</meta:editing-duration>
    <meta:editing-cycles>1</meta:editing-cycles>
    <meta:document-statistic meta:object-count="21"/>
    <meta:generator>LibreOffice/6.0.2.1$Windows_X86_64 LibreOffice_project/f7f06a8f319e4b62f9bc5095aa112a65d2f3ac89</meta:generator>
  </office:meta>
</office:document-meta>
</file>